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wrap-option="wrap" style:vertical-align="bottom"/>
    </style:style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Code</text:p>
          </table:table-cell>
          <table:table-cell table:style-name="ce1" office:value-type="string">
            <text:p>District</text:p>
          </table:table-cell>
          <table:table-cell office:value-type="string">
            <text:p>PovertyPupilsFy2010</text:p>
          </table:table-cell>
          <table:table-cell table:style-name="ce5" office:value-type="string">
            <text:p>AtRiskPupilsFy2010</text:p>
          </table:table-cell>
          <table:table-cell table:style-name="ce5" office:value-type="string">
            <text:p>TotalFundedPupilsFy2010</text:p>
          </table:table-cell>
          <table:table-cell table:style-name="ce6" office:value-type="string">
            <text:p>SesAllocationFy2010</text:p>
          </table:table-cell>
          <table:table-cell table:style-name="ce6" office:value-type="string">
            <text:p>ArraAllocationFy2010</text:p>
          </table:table-cell>
          <table:table-cell office:value-type="string">
            <text:p>TotalAllocationFy2010</text:p>
          </table:table-cell>
          <table:table-cell office:value-type="string">
            <text:p>PerPupilAllocationFy2010</text:p>
          </table:table-cell>
          <table:table-cell office:value-type="string">
            <text:p>PovertyPupilsFy2011</text:p>
          </table:table-cell>
          <table:table-cell office:value-type="string">
            <text:p>AtRiskPupilsFy2011</text:p>
          </table:table-cell>
          <table:table-cell office:value-type="string">
            <text:p>TotalFundedPupilsFy2011</text:p>
          </table:table-cell>
          <table:table-cell office:value-type="string">
            <text:p>SesAllocationFy2011</text:p>
          </table:table-cell>
          <table:table-cell office:value-type="string">
            <text:p>ArraAllocationFy2011</text:p>
          </table:table-cell>
          <table:table-cell office:value-type="string">
            <text:p>TotalAllocationFy2011</text:p>
          </table:table-cell>
          <table:table-cell office:value-type="string">
            <text:p>PerPupilAllocationFy2011</text:p>
          </table:table-cell>
          <table:table-cell table:number-columns-repeated="1005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5" office:value-type="float" office:value="1857">
            <text:p>1,857</text:p>
          </table:table-cell>
          <table:table-cell table:style-name="ce5"/>
          <table:table-cell table:style-name="ce5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CIF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style-name="ce1" office:value-type="string">
            <text:p>BUCKS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BUCKS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5:.G5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5:.J5])" office:value-type="float" office:value="170838">
            <text:p>$ 170,838 </text:p>
          </table:table-cell>
          <table:table-cell table:formula="of:=[.K5]/[.H5]" office:value-type="float" office:value="1366.70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Belgium</text:p>
          </table:table-cell>
          <table:table-cell office:value-type="string">
            <text:p>Crox</text:p>
          </table:table-cell>
          <table:table-cell table:style-name="ce1" office:value-type="string">
            <text:p>Upper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UPPER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6:.G6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6:.J6])" office:value-type="float" office:value="170838">
            <text:p>$ 170,838 </text:p>
          </table:table-cell>
          <table:table-cell table:formula="of:=[.K6]/[.H6]" office:value-type="float" office:value="1366.704">
            <text:p>$ 1,367 </text:p>
          </table:table-cell>
          <table:table-cell table:number-columns-repeated="1012"/>
        </table:table-row>
        <table:table-row table:style-name="ro2" table:number-rows-repeated="52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3" table:number-rows-repeated="6500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2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8-19T12:45:20</dc:date>
    <meta:print-date>1969-12-31T16:00:00</meta:print-date>
    <dc:creator>Eric Laquer</dc:creator>
    <meta:editing-duration>PT27H14M34S</meta:editing-duration>
    <meta:editing-cycles>23</meta:editing-cycles>
    <meta:generator>OpenOffice.org/3.2$Unix OpenOffice.org_project/320m12$Build-9483</meta:generator>
    <meta:document-statistic meta:table-count="1" meta:cell-count="74" meta:object-count="0"/>
  </office:meta>
</office:document-meta>
</file>